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nter:</text:p>
          </table:table-cell>
          <table:table-cell office:value-type="float" office:value="18750000" calcext:value-type="float">
            <text:p>18750000</text:p>
          </table:table-cell>
          <table:table-cell/>
          <table:table-cell office:value-type="string" calcext:value-type="string">
            <text:p>omega:</text:p>
          </table:table-cell>
          <table:table-cell table:formula="of:=2*PI()*[.B1]" office:value-type="float" office:value="117809724.509617" calcext:value-type="float">
            <text:p>117809724.509617</text:p>
          </table:table-cell>
        </table:table-row>
        <table:table-row table:style-name="ro1">
          <table:table-cell office:value-type="string" calcext:value-type="string">
            <text:p>Bandwidth: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C0:</text:p>
          </table:table-cell>
          <table:table-cell table:formula="of:=1/([.E1]^2*[.B3])" office:value-type="float" office:value="0.000000000189606893365778" calcext:value-type="float">
            <text:p>1.89606893365778E-10</text:p>
          </table:table-cell>
        </table:table-row>
        <table:table-row table:style-name="ro1">
          <table:table-cell office:value-type="string" calcext:value-type="string">
            <text:p>Inductor:</text:p>
          </table:table-cell>
          <table:table-cell office:value-type="float" office:value="0.00000038" calcext:value-type="float">
            <text:p>0.00000038</text:p>
          </table:table-cell>
          <table:table-cell/>
          <table:table-cell office:value-type="string" calcext:value-type="string">
            <text:p>C12:</text:p>
          </table:table-cell>
          <table:table-cell table:style-name="ce1" table:formula="of:=[.E2]*[.B7]*[.B2]/[.B1]" office:value-type="float" office:value="0.00000000000715045516261023" calcext:value-type="float">
            <text:p>7.15045516261023E-12</text:p>
          </table:table-cell>
        </table:table-row>
        <table:table-row table:style-name="ro1">
          <table:table-cell office:value-type="string" calcext:value-type="string">
            <text:p>Qu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e:</text:p>
          </table:table-cell>
          <table:table-cell table:formula="of:=([.B8]*[.B1]*[.B4])/([.B2]*[.B4]-[.B8]*[.B1])"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string" calcext:value-type="string">
            <text:p>Z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e:</text:p>
          </table:table-cell>
          <table:table-cell table:style-name="ce1" table:formula="of:=1/[.E1]*1/SQRT([.B5]*[.E4]*[.E1]*[.B3]-[.B5]^2)" office:value-type="float" office:value="0.0000000000382855476114484" calcext:value-type="float">
            <text:p>3.82855476114484E-11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t:</text:p>
          </table:table-cell>
          <table:table-cell table:style-name="ce1" table:formula="of:=[.E2]-[.E5]-[.E3]" office:value-type="float" office:value="0.00000000014417089059172" calcext:value-type="float">
            <text:p>1.4417089059172E-10</text:p>
          </table:table-cell>
        </table:table-row>
        <table:table-row table:style-name="ro1">
          <table:table-cell office:value-type="string" calcext:value-type="string">
            <text:p>k:</text:p>
          </table:table-cell>
          <table:table-cell office:value-type="float" office:value="0.7071" calcext:value-type="float">
            <text:p>0.7071</text:p>
          </table:table-cell>
          <table:table-cell/>
          <table:table-cell office:value-type="string" calcext:value-type="string">
            <text:p>Cm:</text:p>
          </table:table-cell>
          <table:table-cell table:style-name="ce1" table:formula="of:=[.E2]-2*[.E3]" office:value-type="float" office:value="0.000000000175305983040558" calcext:value-type="float">
            <text:p>1.75305983040558E-10</text:p>
          </table:table-cell>
        </table:table-row>
        <table:table-row table:style-name="ro1">
          <table:table-cell office:value-type="string" calcext:value-type="string">
            <text:p>q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 style:data-style-name="N2" text:time-value="10:41:37.933487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51:18.438816652</meta:creation-date>
    <dc:date>2019-05-18T11:36:53.327964602</dc:date>
    <meta:editing-duration>PT2H3M10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